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onaco" svg:font-family="Monac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.716cm" fo:min-width="1.863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.742cm" fo:min-width="1.889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.742cm" fo:min-width="1.381cm" fo:padding-top="0.137cm" fo:padding-bottom="0.137cm" fo:padding-left="0.262cm" fo:padding-right="0.262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.488cm" fo:min-width="1.254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Arial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413cm" svg:height="1.016cm" svg:x="9.255cm" svg:y="15.124cm">
          <text:p text:style-name="P1"><text:span text:style-name="T1">QkConnect</text:span></text:p>
          <text:p text:style-name="P1"><text:span text:style-name="T1">CLI (main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13cm" svg:height="1.016cm" svg:x="6.461cm" svg:y="13.827cm">
          <text:p text:style-name="P1"><text:span text:style-name="T1">QkConnect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413cm" svg:height="1.016cm" svg:x="9.255cm" svg:y="12.684cm">
          <text:p text:style-name="P1"><text:span text:style-name="T1">QkSpy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905cm" svg:height="1.016cm" svg:x="12.157cm" svg:y="13.827cm">
          <text:p text:style-name="P1"><text:span text:style-name="T1">QkCon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74cm" svg:y1="14.335cm" svg:x2="12.157cm" svg:y2="14.335cm" draw:start-shape="id1" draw:start-glue-point="1" draw:end-shape="id2" draw:end-glue-point="3" svg:d="M8874 14335h3283" svg:viewBox="0 0 3284 1">
          <text:p/>
        </draw:connector>
        <draw:connector draw:style-name="gr4" draw:text-style-name="P2" draw:layer="layout" svg:x1="8.874cm" svg:y1="14.335cm" svg:x2="10.461cm" svg:y2="13.7cm" draw:start-shape="id1" draw:start-glue-point="1" draw:end-shape="id3" draw:end-glue-point="2" svg:d="M8874 14335h1587v-635" svg:viewBox="0 0 1588 636">
          <text:p/>
        </draw:connector>
        <draw:connector draw:style-name="gr4" draw:text-style-name="P2" draw:layer="layout" svg:x1="8.874cm" svg:y1="14.335cm" svg:x2="10.461cm" svg:y2="15.124cm" draw:start-shape="id1" draw:start-glue-point="1" draw:end-shape="id4" draw:end-glue-point="0" svg:d="M8874 14335h1587v789" svg:viewBox="0 0 1588 790">
          <text:p/>
        </draw:connector>
        <draw:custom-shape draw:style-name="gr5" draw:text-style-name="P1" xml:id="id5" draw:id="id5" draw:layer="layout" svg:width="1.778cm" svg:height="0.762cm" svg:x="4.048cm" svg:y="13.95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826cm" svg:y1="14.335cm" svg:x2="6.461cm" svg:y2="14.335cm" draw:start-shape="id5" draw:start-glue-point="1" draw:end-shape="id1" draw:end-glue-point="3" svg:d="M5826 14335h635" svg:viewBox="0 0 636 1">
          <text:p/>
        </draw:connector>
        <draw:custom-shape draw:style-name="gr5" draw:text-style-name="P1" xml:id="id6" draw:id="id6" draw:layer="layout" svg:width="1.778cm" svg:height="0.762cm" svg:x="8.239cm" svg:y="10.779cm">
          <text:p text:style-name="P1"><text:span text:style-name="T1">Spy#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778cm" svg:height="0.762cm" svg:x="11.16cm" svg:y="10.779cm">
          <text:p text:style-name="P1"><text:span text:style-name="T1">Spy#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128cm" svg:y1="11.541cm" svg:x2="10.461cm" svg:y2="12.684cm" draw:start-shape="id6" draw:start-glue-point="2" draw:end-shape="id3" draw:end-glue-point="0" svg:d="M9128 11541v572h1333v571" svg:viewBox="0 0 1334 1144">
          <text:p/>
        </draw:connector>
        <draw:connector draw:style-name="gr4" draw:text-style-name="P2" draw:layer="layout" svg:x1="12.049cm" svg:y1="11.541cm" svg:x2="10.461cm" svg:y2="12.684cm" draw:start-shape="id7" draw:start-glue-point="2" draw:end-shape="id3" draw:end-glue-point="0" svg:d="M12049 11541v572h-1588v571" svg:viewBox="0 0 1589 1144">
          <text:p/>
        </draw:connector>
        <draw:frame draw:style-name="gr6" draw:text-style-name="P2" draw:layer="layout" svg:width="2.667cm" svg:height="1.016cm" svg:x="9.255cm" svg:y="10.525cm">
          <draw:text-box>
            <text:p text:style-name="P2">...</text:p>
          </draw:text-box>
        </draw:frame>
        <draw:custom-shape draw:style-name="gr7" draw:text-style-name="P2" draw:layer="layout" svg:width="0.127cm" svg:height="0.127cm" svg:x="10.397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onaco" svg:font-family="Monac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2T23:22:23.662000000</meta:creation-date>
    <dc:date>2015-01-02T23:31:03.963000000</dc:date>
    <meta:editing-duration>PT8M40S</meta:editing-duration>
    <meta:editing-cycles>2</meta:editing-cycles>
    <meta:generator>LibreOffice/4.3.1.2$Windows_x86 LibreOffice_project/958349dc3b25111dbca392fbc281a05559ef6848</meta:generator>
    <meta:document-statistic meta:object-count="15"/>
  </office:meta>
</office:document-meta>
</file>